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272822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9a49a" officeooo:paragraph-rsid="0019a49a" fo:background-color="#272822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officeooo:rsid="0019a49a" officeooo:paragraph-rsid="0019a49a"/>
    </style:style>
    <style:style style:name="P5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officeooo:rsid="0019a49a" officeooo:paragraph-rsid="0019a49a" style:font-weight-asian="bold" style:font-weight-complex="bold"/>
    </style:style>
    <style:style style:name="T1" style:family="text">
      <style:text-properties fo:color="#ae81ff"/>
    </style:style>
    <style:style style:name="T2" style:family="text">
      <style:text-properties fo:color="#f92672"/>
    </style:style>
    <style:style style:name="T3" style:family="text">
      <style:text-properties fo:color="#f92672" fo:font-style="italic"/>
    </style:style>
    <style:style style:name="T4" style:family="text">
      <style:text-properties fo:color="#e5c07b"/>
    </style:style>
    <style:style style:name="T5" style:family="text">
      <style:text-properties fo:color="#66d9ef"/>
    </style:style>
    <style:style style:name="T6" style:family="text">
      <style:text-properties fo:color="#00d6ff"/>
    </style:style>
    <style:style style:name="T7" style:family="text">
      <style:text-properties fo:color="#a6e22e"/>
    </style:style>
    <style:style style:name="T8" style:family="text">
      <style:text-properties fo:color="#f4b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3:</text:p>
      <text:p text:style-name="P4"/>
      <text:p text:style-name="P4"/>
      <text:p text:style-name="P5">Implementation:</text:p>
      <text:p text:style-name="P3">import java.io.Serializable;</text:p>
      <text:p text:style-name="P3"/>
      <text:p text:style-name="P3">class Employee implements Serializable{</text:p>
      <text:p text:style-name="P3"><text:s text:c="4"/>int id;</text:p>
      <text:p text:style-name="P3"><text:s text:c="4"/>String name ;</text:p>
      <text:p text:style-name="P3"><text:s text:c="4"/>Employee(int id ,String name){</text:p>
      <text:p text:style-name="P3"><text:s text:c="8"/>this.id =id ;</text:p>
      <text:p text:style-name="P3"><text:s text:c="8"/>this.name = name;</text:p>
      <text:p text:style-name="P3"><text:s text:c="4"/>}</text:p>
      <text:p text:style-name="P3"><text:s text:c="4"/>void display(){</text:p>
      <text:p text:style-name="P3"><text:s text:c="8"/>System.out.println(id+","+name);</text:p>
      <text:p text:style-name="P3"><text:s text:c="4"/>}</text:p>
      <text:p text:style-name="P3">}</text:p>
      <text:p text:style-name="P3">public class Serializable1 {</text:p>
      <text:p text:style-name="P3"><text:s text:c="4"/>public static void main(String[] args) {</text:p>
      <text:p text:style-name="P3"><text:s text:c="8"/>Employee emp1 = new Employee(1, "Sahil");</text:p>
      <text:p text:style-name="P3"><text:s text:c="8"/>emp1.display();</text:p>
      <text:p text:style-name="P3"><text:s text:c="8"/></text:p>
      <text:p text:style-name="P3"><text:s text:c="4"/>}</text:p>
      <text:p text:style-name="P3"><text:s text:c="4"/></text:p>
      <text:p text:style-name="P3">}</text:p>
      <text:p text:style-name="P4">Output:</text:p>
      <text:p text:style-name="P2">1,Sahil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6:43:00.883219170</meta:creation-date>
    <dc:date>2022-07-11T16:46:13.518514888</dc:date>
    <meta:editing-duration>PT3M13S</meta:editing-duration>
    <meta:editing-cycles>1</meta:editing-cycles>
    <meta:document-statistic meta:table-count="0" meta:image-count="0" meta:object-count="0" meta:page-count="1" meta:paragraph-count="24" meta:word-count="50" meta:character-count="445" meta:non-whitespace-character-count="333"/>
    <meta:generator>LibreOffice/6.4.7.2$Linux_X86_64 LibreOffice_project/40$Build-2</meta:generator>
  </office:meta>
</office:document-meta>
</file>